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mocao-facebook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5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Facebook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ALEGRIA</text:p>
          </table:table-cell>
          <table:table-cell table:style-name="ce6" office:value-type="float" office:value="8803" calcext:value-type="float">
            <text:p>8803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DESGOSTO</text:p>
          </table:table-cell>
          <table:table-cell table:style-name="ce6"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MEDO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NEUTRO</text:p>
          </table:table-cell>
          <table:table-cell table:style-name="ce6" office:value-type="float" office:value="1793" calcext:value-type="float">
            <text:p>1793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RAIVA</text:p>
          </table:table-cell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SURPRESA</text:p>
          </table:table-cell>
          <table:table-cell table:style-name="ce6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1" office:value-type="string" calcext:value-type="string">
            <text:p>TRISTEZA</text:p>
          </table:table-cell>
          <table:table-cell table:style-name="ce6" office:value-type="float" office:value="3621" calcext:value-type="float">
            <text:p>3621</text:p>
          </table:table-cell>
        </table:table-row>
        <table:table-row table:style-name="ro1">
          <table:table-cell table:style-name="ce1" office:value-type="string" calcext:value-type="string">
            <text:p>Ciro Gomes</text:p>
          </table:table-cell>
          <table:table-cell table:style-name="ce4"/>
          <table:table-cell table:style-name="ce6" office:value-type="float" office:value="37" calcext:value-type="float">
            <text:p>3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ALEGRIA</text:p>
          </table:table-cell>
          <table:table-cell table:style-name="ce6" office:value-type="float" office:value="7852" calcext:value-type="float">
            <text:p>7852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DESGOSTO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MEDO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NEUTRO</text:p>
          </table:table-cell>
          <table:table-cell table:style-name="ce6" office:value-type="float" office:value="3233" calcext:value-type="float">
            <text:p>3233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RAIVA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SURPRESA</text:p>
          </table:table-cell>
          <table:table-cell table:style-name="ce6"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Fernando Haddad</text:p>
          </table:table-cell>
          <table:table-cell table:style-name="ce1" office:value-type="string" calcext:value-type="string">
            <text:p>TRISTEZA</text:p>
          </table:table-cell>
          <table:table-cell table:style-name="ce6" office:value-type="float" office:value="3344" calcext:value-type="float">
            <text:p>334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7167" calcext:value-type="float">
            <text:p>7167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2059" calcext:value-type="float">
            <text:p>2059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Geraldo Alckmin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3141" calcext:value-type="float">
            <text:p>314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11063" calcext:value-type="float">
            <text:p>11063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340" calcext:value-type="float">
            <text:p>340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861" calcext:value-type="float">
            <text:p>861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Jair Bolsonaro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3957" calcext:value-type="float">
            <text:p>395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ALEGRIA</text:p>
          </table:table-cell>
          <table:table-cell table:style-name="ce1" office:value-type="float" office:value="5688" calcext:value-type="float">
            <text:p>5688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DESGOSTO</text:p>
          </table:table-cell>
          <table:table-cell table:style-name="ce1"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MEDO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NEUTRO</text:p>
          </table:table-cell>
          <table:table-cell table:style-name="ce1" office:value-type="float" office:value="1957" calcext:value-type="float">
            <text:p>1957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RAIVA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SURPRESA</text:p>
          </table:table-cell>
          <table:table-cell table:style-name="ce1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Marina Silva</text:p>
          </table:table-cell>
          <table:table-cell table:style-name="ce1" office:value-type="string" calcext:value-type="string">
            <text:p>TRISTEZA</text:p>
          </table:table-cell>
          <table:table-cell table:style-name="ce1" office:value-type="float" office:value="2975" calcext:value-type="float">
            <text:p>2975</text:p>
          </table:table-cell>
        </table:table-row>
        <table:table-row table:style-name="ro1" table:number-rows-repeated="10485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ficos-facebook" table:style-name="ta1">
        <table:shapes>
          <draw:frame draw:z-index="0" draw:style-name="gr1" draw:text-style-name="P1" svg:width="159.99mm" svg:height="89.99mm" svg:x="6.96mm" svg:y="4.76mm">
            <draw:object draw:notify-on-update-of-ranges="'emocao-facebook'.B4:'emocao-facebook'.B4 'emocao-facebook'.C4:'emocao-facebook'.C4 'emocao-facebook'.B5:'emocao-facebook'.B5 'emocao-facebook'.C5:'emocao-facebook'.C5 'emocao-facebook'.B6:'emocao-facebook'.B6 'emocao-facebook'.C6:'emocao-facebook'.C6 'emocao-facebook'.B7:'emocao-facebook'.B7 'emocao-facebook'.C7:'emocao-facebook'.C7 'emocao-facebook'.B8:'emocao-facebook'.B8 'emocao-facebook'.C8:'emocao-facebook'.C8 'emocao-facebook'.B9:'emocao-facebook'.B9 'emocao-facebook'.C9:'emocao-facebook'.C9 'emocao-facebook'.B10:'emocao-facebook'.B10 'emocao-facebook'.C10:'emocao-facebook'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.71mm" svg:y="106.12mm">
            <draw:object draw:notify-on-update-of-ranges="'emocao-facebook'.B14:'emocao-facebook'.B14 'emocao-facebook'.C14:'emocao-facebook'.C14 'emocao-facebook'.B15:'emocao-facebook'.B15 'emocao-facebook'.C15:'emocao-facebook'.C15 'emocao-facebook'.B16:'emocao-facebook'.B16 'emocao-facebook'.C16:'emocao-facebook'.C16 'emocao-facebook'.B17:'emocao-facebook'.B17 'emocao-facebook'.C17:'emocao-facebook'.C17 'emocao-facebook'.B18:'emocao-facebook'.B18 'emocao-facebook'.C18:'emocao-facebook'.C18 'emocao-facebook'.B19:'emocao-facebook'.B19 'emocao-facebook'.C19:'emocao-facebook'.C19 'emocao-facebook'.B20:'emocao-facebook'.B20 'emocao-facebook'.C20:'emocao-facebook'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.22mm" svg:y="208.98mm">
            <draw:object draw:notify-on-update-of-ranges="'emocao-facebook'.B23:'emocao-facebook'.B23 'emocao-facebook'.C23:'emocao-facebook'.C23 'emocao-facebook'.B24:'emocao-facebook'.B24 'emocao-facebook'.C24:'emocao-facebook'.C24 'emocao-facebook'.B25:'emocao-facebook'.B25 'emocao-facebook'.C25:'emocao-facebook'.C25 'emocao-facebook'.B26:'emocao-facebook'.B26 'emocao-facebook'.C26:'emocao-facebook'.C26 'emocao-facebook'.B27:'emocao-facebook'.B27 'emocao-facebook'.C27:'emocao-facebook'.C27 'emocao-facebook'.B28:'emocao-facebook'.B28 'emocao-facebook'.C28:'emocao-facebook'.C28 'emocao-facebook'.B29:'emocao-facebook'.B29 'emocao-facebook'.C29:'emocao-facebook'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.48mm" svg:y="313.32mm">
            <draw:object draw:notify-on-update-of-ranges="'emocao-facebook'.B32:'emocao-facebook'.B32 'emocao-facebook'.C32:'emocao-facebook'.C32 'emocao-facebook'.B33:'emocao-facebook'.B33 'emocao-facebook'.C33:'emocao-facebook'.C33 'emocao-facebook'.B34:'emocao-facebook'.B34 'emocao-facebook'.C34:'emocao-facebook'.C34 'emocao-facebook'.B35:'emocao-facebook'.B35 'emocao-facebook'.C35:'emocao-facebook'.C35 'emocao-facebook'.B36:'emocao-facebook'.B36 'emocao-facebook'.C36:'emocao-facebook'.C36 'emocao-facebook'.B37:'emocao-facebook'.B37 'emocao-facebook'.C37:'emocao-facebook'.C37 'emocao-facebook'.B38:'emocao-facebook'.B38 'emocao-facebook'.C38:'emocao-facebook'.C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.97mm" svg:y="418.96mm">
            <draw:object draw:notify-on-update-of-ranges="'emocao-facebook'.B41:'emocao-facebook'.B41 'emocao-facebook'.C41:'emocao-facebook'.C41 'emocao-facebook'.B42:'emocao-facebook'.B42 'emocao-facebook'.C42:'emocao-facebook'.C42 'emocao-facebook'.B43:'emocao-facebook'.B43 'emocao-facebook'.C43:'emocao-facebook'.C43 'emocao-facebook'.B44:'emocao-facebook'.B44 'emocao-facebook'.C44:'emocao-facebook'.C44 'emocao-facebook'.B45:'emocao-facebook'.B45 'emocao-facebook'.C45:'emocao-facebook'.C45 'emocao-facebook'.B46:'emocao-facebook'.B46 'emocao-facebook'.C46:'emocao-facebook'.C46 'emocao-facebook'.B47:'emocao-facebook'.B47 'emocao-facebook'.C47:'emocao-facebook'.C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mocao-facebook'.A4:'emocao-facebook'.C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7:45:14.8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4:33:33.295000000</meta:creation-date>
    <dc:date>2018-11-25T18:04:08.458000000</dc:date>
    <meta:editing-duration>PT57M7S</meta:editing-duration>
    <meta:editing-cycles>14</meta:editing-cycles>
    <meta:generator>LibreOffice/6.1.3.2$Windows_X86_64 LibreOffice_project/86daf60bf00efa86ad547e59e09d6bb77c699acb</meta:generator>
    <meta:document-statistic meta:table-count="2" meta:cell-count="108" meta:object-count="5"/>
    <meta:user-defined meta:name="date">YYYY-11-DDT14:31:41.56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4:'emocao-facebook'.C10" chart:data-source-has-labels="column" svg:x="1.331cm" svg:y="0.18cm" svg:width="11.636cm" svg:height="7.659cm">
          <chartooo:coordinate-region svg:x="2.508cm" svg:y="0.379cm" svg:width="10.459cm" svg:height="7.261cm"/>
          <chart:axis chart:dimension="x" chart:name="primary-x" chart:style-name="ch4">
            <chart:title svg:x="6.232cm" svg:y="8.019cm" chart:style-name="ch5">
              <text:p>Ciro Gomes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4:'emocao-facebook'.C4" chart:label-cell-address="'emocao-facebook'.B4:'emocao-facebook'.B4" chart:class="chart:bar">
            <chart:data-point/>
          </chart:series>
          <chart:series chart:style-name="ch9" chart:values-cell-range-address="'emocao-facebook'.C5:'emocao-facebook'.C5" chart:label-cell-address="'emocao-facebook'.B5:'emocao-facebook'.B5" chart:class="chart:bar">
            <chart:data-point/>
          </chart:series>
          <chart:series chart:style-name="ch10" chart:values-cell-range-address="'emocao-facebook'.C6:'emocao-facebook'.C6" chart:label-cell-address="'emocao-facebook'.B6:'emocao-facebook'.B6" chart:class="chart:bar">
            <chart:data-point/>
          </chart:series>
          <chart:series chart:style-name="ch11" chart:values-cell-range-address="'emocao-facebook'.C7:'emocao-facebook'.C7" chart:label-cell-address="'emocao-facebook'.B7:'emocao-facebook'.B7" chart:class="chart:bar">
            <chart:data-point/>
          </chart:series>
          <chart:series chart:style-name="ch12" chart:values-cell-range-address="'emocao-facebook'.C8:'emocao-facebook'.C8" chart:label-cell-address="'emocao-facebook'.B8:'emocao-facebook'.B8" chart:class="chart:bar">
            <chart:data-point/>
          </chart:series>
          <chart:series chart:style-name="ch13" chart:values-cell-range-address="'emocao-facebook'.C9:'emocao-facebook'.C9" chart:label-cell-address="'emocao-facebook'.B9:'emocao-facebook'.B9" chart:class="chart:bar">
            <chart:data-point/>
          </chart:series>
          <chart:series chart:style-name="ch14" chart:values-cell-range-address="'emocao-facebook'.C10:'emocao-facebook'.C10" chart:label-cell-address="'emocao-facebook'.B10:'emocao-facebook'.B1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4:'emocao-facebook'.B4</svg:desc>
                </draw:g>
              </table:table-cell>
              <table:table-cell office:value-type="float" office:value="8803">
                <text:p>8803</text:p>
                <draw:g>
                  <svg:desc>'emocao-facebook'.C4:'emocao-facebook'.C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5:'emocao-facebook'.B5</svg:desc>
                </draw:g>
              </table:table-cell>
              <table:table-cell office:value-type="float" office:value="280">
                <text:p>280</text:p>
                <draw:g>
                  <svg:desc>'emocao-facebook'.C5:'emocao-facebook'.C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6:'emocao-facebook'.B6</svg:desc>
                </draw:g>
              </table:table-cell>
              <table:table-cell office:value-type="float" office:value="3">
                <text:p>3</text:p>
                <draw:g>
                  <svg:desc>'emocao-facebook'.C6:'emocao-facebook'.C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7:'emocao-facebook'.B7</svg:desc>
                </draw:g>
              </table:table-cell>
              <table:table-cell office:value-type="float" office:value="1793">
                <text:p>1793</text:p>
                <draw:g>
                  <svg:desc>'emocao-facebook'.C7:'emocao-facebook'.C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8:'emocao-facebook'.B8</svg:desc>
                </draw:g>
              </table:table-cell>
              <table:table-cell office:value-type="float" office:value="17">
                <text:p>17</text:p>
                <draw:g>
                  <svg:desc>'emocao-facebook'.C8:'emocao-facebook'.C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9:'emocao-facebook'.B9</svg:desc>
                </draw:g>
              </table:table-cell>
              <table:table-cell office:value-type="float" office:value="81">
                <text:p>81</text:p>
                <draw:g>
                  <svg:desc>'emocao-facebook'.C9:'emocao-facebook'.C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10:'emocao-facebook'.B10</svg:desc>
                </draw:g>
              </table:table-cell>
              <table:table-cell office:value-type="float" office:value="3621">
                <text:p>3621</text:p>
                <draw:g>
                  <svg:desc>'emocao-facebook'.C10:'emocao-facebook'.C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14:'emocao-facebook'.C20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769cm" svg:y="8.019cm" chart:style-name="ch5">
              <text:p>Fernando Haddad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14:'emocao-facebook'.C14" chart:label-cell-address="'emocao-facebook'.B14:'emocao-facebook'.B14" chart:class="chart:bar">
            <chart:data-point/>
          </chart:series>
          <chart:series chart:style-name="ch9" chart:values-cell-range-address="'emocao-facebook'.C15:'emocao-facebook'.C15" chart:label-cell-address="'emocao-facebook'.B15:'emocao-facebook'.B15" chart:class="chart:bar">
            <chart:data-point/>
          </chart:series>
          <chart:series chart:style-name="ch10" chart:values-cell-range-address="'emocao-facebook'.C16:'emocao-facebook'.C16" chart:label-cell-address="'emocao-facebook'.B16:'emocao-facebook'.B16" chart:class="chart:bar">
            <chart:data-point/>
          </chart:series>
          <chart:series chart:style-name="ch11" chart:values-cell-range-address="'emocao-facebook'.C17:'emocao-facebook'.C17" chart:label-cell-address="'emocao-facebook'.B17:'emocao-facebook'.B17" chart:class="chart:bar">
            <chart:data-point/>
          </chart:series>
          <chart:series chart:style-name="ch12" chart:values-cell-range-address="'emocao-facebook'.C18:'emocao-facebook'.C18" chart:label-cell-address="'emocao-facebook'.B18:'emocao-facebook'.B18" chart:class="chart:bar">
            <chart:data-point/>
          </chart:series>
          <chart:series chart:style-name="ch13" chart:values-cell-range-address="'emocao-facebook'.C19:'emocao-facebook'.C19" chart:label-cell-address="'emocao-facebook'.B19:'emocao-facebook'.B19" chart:class="chart:bar">
            <chart:data-point/>
          </chart:series>
          <chart:series chart:style-name="ch14" chart:values-cell-range-address="'emocao-facebook'.C20:'emocao-facebook'.C20" chart:label-cell-address="'emocao-facebook'.B20:'emocao-facebook'.B20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14:'emocao-facebook'.B14</svg:desc>
                </draw:g>
              </table:table-cell>
              <table:table-cell office:value-type="float" office:value="7852">
                <text:p>7852</text:p>
                <draw:g>
                  <svg:desc>'emocao-facebook'.C14:'emocao-facebook'.C14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15:'emocao-facebook'.B15</svg:desc>
                </draw:g>
              </table:table-cell>
              <table:table-cell office:value-type="float" office:value="240">
                <text:p>240</text:p>
                <draw:g>
                  <svg:desc>'emocao-facebook'.C15:'emocao-facebook'.C15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16:'emocao-facebook'.B16</svg:desc>
                </draw:g>
              </table:table-cell>
              <table:table-cell office:value-type="float" office:value="1">
                <text:p>1</text:p>
                <draw:g>
                  <svg:desc>'emocao-facebook'.C16:'emocao-facebook'.C16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17:'emocao-facebook'.B17</svg:desc>
                </draw:g>
              </table:table-cell>
              <table:table-cell office:value-type="float" office:value="3233">
                <text:p>3233</text:p>
                <draw:g>
                  <svg:desc>'emocao-facebook'.C17:'emocao-facebook'.C17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18:'emocao-facebook'.B18</svg:desc>
                </draw:g>
              </table:table-cell>
              <table:table-cell office:value-type="float" office:value="9">
                <text:p>9</text:p>
                <draw:g>
                  <svg:desc>'emocao-facebook'.C18:'emocao-facebook'.C18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19:'emocao-facebook'.B19</svg:desc>
                </draw:g>
              </table:table-cell>
              <table:table-cell office:value-type="float" office:value="110">
                <text:p>110</text:p>
                <draw:g>
                  <svg:desc>'emocao-facebook'.C19:'emocao-facebook'.C19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20:'emocao-facebook'.B20</svg:desc>
                </draw:g>
              </table:table-cell>
              <table:table-cell office:value-type="float" office:value="3344">
                <text:p>3344</text:p>
                <draw:g>
                  <svg:desc>'emocao-facebook'.C20:'emocao-facebook'.C2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23:'emocao-facebook'.C29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1cm" svg:y="7.969cm" chart:style-name="ch5">
              <text:p>Geraldo Alckmin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23:'emocao-facebook'.C23" chart:label-cell-address="'emocao-facebook'.B23:'emocao-facebook'.B23" chart:class="chart:bar">
            <chart:data-point/>
          </chart:series>
          <chart:series chart:style-name="ch9" chart:values-cell-range-address="'emocao-facebook'.C24:'emocao-facebook'.C24" chart:label-cell-address="'emocao-facebook'.B24:'emocao-facebook'.B24" chart:class="chart:bar">
            <chart:data-point/>
          </chart:series>
          <chart:series chart:style-name="ch10" chart:values-cell-range-address="'emocao-facebook'.C25:'emocao-facebook'.C25" chart:label-cell-address="'emocao-facebook'.B25:'emocao-facebook'.B25" chart:class="chart:bar">
            <chart:data-point/>
          </chart:series>
          <chart:series chart:style-name="ch11" chart:values-cell-range-address="'emocao-facebook'.C26:'emocao-facebook'.C26" chart:label-cell-address="'emocao-facebook'.B26:'emocao-facebook'.B26" chart:class="chart:bar">
            <chart:data-point/>
          </chart:series>
          <chart:series chart:style-name="ch12" chart:values-cell-range-address="'emocao-facebook'.C27:'emocao-facebook'.C27" chart:label-cell-address="'emocao-facebook'.B27:'emocao-facebook'.B27" chart:class="chart:bar">
            <chart:data-point/>
          </chart:series>
          <chart:series chart:style-name="ch13" chart:values-cell-range-address="'emocao-facebook'.C28:'emocao-facebook'.C28" chart:label-cell-address="'emocao-facebook'.B28:'emocao-facebook'.B28" chart:class="chart:bar">
            <chart:data-point/>
          </chart:series>
          <chart:series chart:style-name="ch14" chart:values-cell-range-address="'emocao-facebook'.C29:'emocao-facebook'.C29" chart:label-cell-address="'emocao-facebook'.B29:'emocao-facebook'.B29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23:'emocao-facebook'.B23</svg:desc>
                </draw:g>
              </table:table-cell>
              <table:table-cell office:value-type="float" office:value="7167">
                <text:p>7167</text:p>
                <draw:g>
                  <svg:desc>'emocao-facebook'.C23:'emocao-facebook'.C23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24:'emocao-facebook'.B24</svg:desc>
                </draw:g>
              </table:table-cell>
              <table:table-cell office:value-type="float" office:value="243">
                <text:p>243</text:p>
                <draw:g>
                  <svg:desc>'emocao-facebook'.C24:'emocao-facebook'.C24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25:'emocao-facebook'.B25</svg:desc>
                </draw:g>
              </table:table-cell>
              <table:table-cell office:value-type="float" office:value="5">
                <text:p>5</text:p>
                <draw:g>
                  <svg:desc>'emocao-facebook'.C25:'emocao-facebook'.C25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26:'emocao-facebook'.B26</svg:desc>
                </draw:g>
              </table:table-cell>
              <table:table-cell office:value-type="float" office:value="2059">
                <text:p>2059</text:p>
                <draw:g>
                  <svg:desc>'emocao-facebook'.C26:'emocao-facebook'.C26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27:'emocao-facebook'.B27</svg:desc>
                </draw:g>
              </table:table-cell>
              <table:table-cell office:value-type="float" office:value="9">
                <text:p>9</text:p>
                <draw:g>
                  <svg:desc>'emocao-facebook'.C27:'emocao-facebook'.C27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28:'emocao-facebook'.B28</svg:desc>
                </draw:g>
              </table:table-cell>
              <table:table-cell office:value-type="float" office:value="65">
                <text:p>65</text:p>
                <draw:g>
                  <svg:desc>'emocao-facebook'.C28:'emocao-facebook'.C28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29:'emocao-facebook'.B29</svg:desc>
                </draw:g>
              </table:table-cell>
              <table:table-cell office:value-type="float" office:value="3141">
                <text:p>3141</text:p>
                <draw:g>
                  <svg:desc>'emocao-facebook'.C29:'emocao-facebook'.C2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32:'emocao-facebook'.C38" chart:data-source-has-labels="column" svg:x="1.331cm" svg:y="0.18cm" svg:width="11.636cm" svg:height="7.659cm">
          <chartooo:coordinate-region svg:x="2.508cm" svg:y="0.379cm" svg:width="10.459cm" svg:height="7.261cm"/>
          <chart:axis chart:dimension="x" chart:name="primary-x" chart:style-name="ch4">
            <chart:title svg:x="5.902cm" svg:y="7.969cm" chart:style-name="ch5">
              <text:p>Jair Bolsonaro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32:'emocao-facebook'.C32" chart:label-cell-address="'emocao-facebook'.B32:'emocao-facebook'.B32" chart:class="chart:bar">
            <chart:data-point/>
          </chart:series>
          <chart:series chart:style-name="ch9" chart:values-cell-range-address="'emocao-facebook'.C33:'emocao-facebook'.C33" chart:label-cell-address="'emocao-facebook'.B33:'emocao-facebook'.B33" chart:class="chart:bar">
            <chart:data-point/>
          </chart:series>
          <chart:series chart:style-name="ch10" chart:values-cell-range-address="'emocao-facebook'.C34:'emocao-facebook'.C34" chart:label-cell-address="'emocao-facebook'.B34:'emocao-facebook'.B34" chart:class="chart:bar">
            <chart:data-point/>
          </chart:series>
          <chart:series chart:style-name="ch11" chart:values-cell-range-address="'emocao-facebook'.C35:'emocao-facebook'.C35" chart:label-cell-address="'emocao-facebook'.B35:'emocao-facebook'.B35" chart:class="chart:bar">
            <chart:data-point/>
          </chart:series>
          <chart:series chart:style-name="ch12" chart:values-cell-range-address="'emocao-facebook'.C36:'emocao-facebook'.C36" chart:label-cell-address="'emocao-facebook'.B36:'emocao-facebook'.B36" chart:class="chart:bar">
            <chart:data-point/>
          </chart:series>
          <chart:series chart:style-name="ch13" chart:values-cell-range-address="'emocao-facebook'.C37:'emocao-facebook'.C37" chart:label-cell-address="'emocao-facebook'.B37:'emocao-facebook'.B37" chart:class="chart:bar">
            <chart:data-point/>
          </chart:series>
          <chart:series chart:style-name="ch14" chart:values-cell-range-address="'emocao-facebook'.C38:'emocao-facebook'.C38" chart:label-cell-address="'emocao-facebook'.B38:'emocao-facebook'.B3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32:'emocao-facebook'.B32</svg:desc>
                </draw:g>
              </table:table-cell>
              <table:table-cell office:value-type="float" office:value="11063">
                <text:p>11063</text:p>
                <draw:g>
                  <svg:desc>'emocao-facebook'.C32:'emocao-facebook'.C32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33:'emocao-facebook'.B33</svg:desc>
                </draw:g>
              </table:table-cell>
              <table:table-cell office:value-type="float" office:value="340">
                <text:p>340</text:p>
                <draw:g>
                  <svg:desc>'emocao-facebook'.C33:'emocao-facebook'.C33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34:'emocao-facebook'.B34</svg:desc>
                </draw:g>
              </table:table-cell>
              <table:table-cell office:value-type="float" office:value="6">
                <text:p>6</text:p>
                <draw:g>
                  <svg:desc>'emocao-facebook'.C34:'emocao-facebook'.C34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35:'emocao-facebook'.B35</svg:desc>
                </draw:g>
              </table:table-cell>
              <table:table-cell office:value-type="float" office:value="861">
                <text:p>861</text:p>
                <draw:g>
                  <svg:desc>'emocao-facebook'.C35:'emocao-facebook'.C35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36:'emocao-facebook'.B36</svg:desc>
                </draw:g>
              </table:table-cell>
              <table:table-cell office:value-type="float" office:value="11">
                <text:p>11</text:p>
                <draw:g>
                  <svg:desc>'emocao-facebook'.C36:'emocao-facebook'.C36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37:'emocao-facebook'.B37</svg:desc>
                </draw:g>
              </table:table-cell>
              <table:table-cell office:value-type="float" office:value="94">
                <text:p>94</text:p>
                <draw:g>
                  <svg:desc>'emocao-facebook'.C37:'emocao-facebook'.C37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38:'emocao-facebook'.B38</svg:desc>
                </draw:g>
              </table:table-cell>
              <table:table-cell office:value-type="float" office:value="3957">
                <text:p>3957</text:p>
                <draw:g>
                  <svg:desc>'emocao-facebook'.C38:'emocao-facebook'.C3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87d4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2.707cm" style:legend-expansion="high" chart:style-name="ch2"/>
        <chart:plot-area chart:style-name="ch3" table:cell-range-address="'emocao-facebook'.B41:'emocao-facebook'.C47" chart:data-source-has-labels="column" svg:x="1.331cm" svg:y="0.18cm" svg:width="11.636cm" svg:height="7.659cm">
          <chartooo:coordinate-region svg:x="2.323cm" svg:y="0.379cm" svg:width="10.644cm" svg:height="7.261cm"/>
          <chart:axis chart:dimension="x" chart:name="primary-x" chart:style-name="ch4">
            <chart:title svg:x="5.903cm" svg:y="7.969cm" chart:style-name="ch5">
              <text:p>Marina Silva</text:p>
            </chart:title>
          </chart:axis>
          <chart:axis chart:dimension="y" chart:name="primary-y" chart:style-name="ch6">
            <chart:title svg:x="0.451cm" svg:y="5.746cm" chart:style-name="ch7">
              <text:p>Comentários Facebook</text:p>
            </chart:title>
          </chart:axis>
          <chart:series chart:style-name="ch8" chart:values-cell-range-address="'emocao-facebook'.C41:'emocao-facebook'.C41" chart:label-cell-address="'emocao-facebook'.B41:'emocao-facebook'.B41" chart:class="chart:bar">
            <chart:data-point/>
          </chart:series>
          <chart:series chart:style-name="ch9" chart:values-cell-range-address="'emocao-facebook'.C42:'emocao-facebook'.C42" chart:label-cell-address="'emocao-facebook'.B42:'emocao-facebook'.B42" chart:class="chart:bar">
            <chart:data-point/>
          </chart:series>
          <chart:series chart:style-name="ch10" chart:values-cell-range-address="'emocao-facebook'.C43:'emocao-facebook'.C43" chart:label-cell-address="'emocao-facebook'.B43:'emocao-facebook'.B43" chart:class="chart:bar">
            <chart:data-point/>
          </chart:series>
          <chart:series chart:style-name="ch11" chart:values-cell-range-address="'emocao-facebook'.C44:'emocao-facebook'.C44" chart:label-cell-address="'emocao-facebook'.B44:'emocao-facebook'.B44" chart:class="chart:bar">
            <chart:data-point/>
          </chart:series>
          <chart:series chart:style-name="ch12" chart:values-cell-range-address="'emocao-facebook'.C45:'emocao-facebook'.C45" chart:label-cell-address="'emocao-facebook'.B45:'emocao-facebook'.B45" chart:class="chart:bar">
            <chart:data-point/>
          </chart:series>
          <chart:series chart:style-name="ch13" chart:values-cell-range-address="'emocao-facebook'.C46:'emocao-facebook'.C46" chart:label-cell-address="'emocao-facebook'.B46:'emocao-facebook'.B46" chart:class="chart:bar">
            <chart:data-point/>
          </chart:series>
          <chart:series chart:style-name="ch14" chart:values-cell-range-address="'emocao-facebook'.C47:'emocao-facebook'.C47" chart:label-cell-address="'emocao-facebook'.B47:'emocao-facebook'.B4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LEGRIA</text:p>
                <draw:g>
                  <svg:desc>'emocao-facebook'.B41:'emocao-facebook'.B41</svg:desc>
                </draw:g>
              </table:table-cell>
              <table:table-cell office:value-type="float" office:value="5688">
                <text:p>5688</text:p>
                <draw:g>
                  <svg:desc>'emocao-facebook'.C41:'emocao-facebook'.C41</svg:desc>
                </draw:g>
              </table:table-cell>
            </table:table-row>
            <table:table-row>
              <table:table-cell office:value-type="string">
                <text:p>DESGOSTO</text:p>
                <draw:g>
                  <svg:desc>'emocao-facebook'.B42:'emocao-facebook'.B42</svg:desc>
                </draw:g>
              </table:table-cell>
              <table:table-cell office:value-type="float" office:value="268">
                <text:p>268</text:p>
                <draw:g>
                  <svg:desc>'emocao-facebook'.C42:'emocao-facebook'.C42</svg:desc>
                </draw:g>
              </table:table-cell>
            </table:table-row>
            <table:table-row>
              <table:table-cell office:value-type="string">
                <text:p>MEDO</text:p>
                <draw:g>
                  <svg:desc>'emocao-facebook'.B43:'emocao-facebook'.B43</svg:desc>
                </draw:g>
              </table:table-cell>
              <table:table-cell office:value-type="float" office:value="4">
                <text:p>4</text:p>
                <draw:g>
                  <svg:desc>'emocao-facebook'.C43:'emocao-facebook'.C43</svg:desc>
                </draw:g>
              </table:table-cell>
            </table:table-row>
            <table:table-row>
              <table:table-cell office:value-type="string">
                <text:p>NEUTRO</text:p>
                <draw:g>
                  <svg:desc>'emocao-facebook'.B44:'emocao-facebook'.B44</svg:desc>
                </draw:g>
              </table:table-cell>
              <table:table-cell office:value-type="float" office:value="1957">
                <text:p>1957</text:p>
                <draw:g>
                  <svg:desc>'emocao-facebook'.C44:'emocao-facebook'.C44</svg:desc>
                </draw:g>
              </table:table-cell>
            </table:table-row>
            <table:table-row>
              <table:table-cell office:value-type="string">
                <text:p>RAIVA</text:p>
                <draw:g>
                  <svg:desc>'emocao-facebook'.B45:'emocao-facebook'.B45</svg:desc>
                </draw:g>
              </table:table-cell>
              <table:table-cell office:value-type="float" office:value="16">
                <text:p>16</text:p>
                <draw:g>
                  <svg:desc>'emocao-facebook'.C45:'emocao-facebook'.C45</svg:desc>
                </draw:g>
              </table:table-cell>
            </table:table-row>
            <table:table-row>
              <table:table-cell office:value-type="string">
                <text:p>SURPRESA</text:p>
                <draw:g>
                  <svg:desc>'emocao-facebook'.B46:'emocao-facebook'.B46</svg:desc>
                </draw:g>
              </table:table-cell>
              <table:table-cell office:value-type="float" office:value="84">
                <text:p>84</text:p>
                <draw:g>
                  <svg:desc>'emocao-facebook'.C46:'emocao-facebook'.C46</svg:desc>
                </draw:g>
              </table:table-cell>
            </table:table-row>
            <table:table-row>
              <table:table-cell office:value-type="string">
                <text:p>TRISTEZA</text:p>
                <draw:g>
                  <svg:desc>'emocao-facebook'.B47:'emocao-facebook'.B47</svg:desc>
                </draw:g>
              </table:table-cell>
              <table:table-cell office:value-type="float" office:value="2975">
                <text:p>2975</text:p>
                <draw:g>
                  <svg:desc>'emocao-facebook'.C47:'emocao-facebook'.C4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